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itmap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Bitmap (Dashboard)</text:h>
                    <text:list>
                        <text:list-item>
                            <text:h text:style-name="Heading_20_2" text:outline-level="2">Description</text:h>
                        </text:list-item>
                    </text:list>
                </text:list-item>
            </text:list>

            <text:p text:style-name="Standard">This Widget displays a bitmap. If we know in advance which bitmap we want to display, then it is necessary to use the <text:span text:style-name="backtick">Bitmap</text:span> property, where the selection is called the bitmap, and if the bitmap is known only during execution because, for example, it comes from some variable, then it is necessary to use the <text:span text:style-name="backtick">Data</text:span> property.</text:p>

            
                <text:list xml:id="list_Bitmap (Dashboard)2" text:continue-numbering="true" text:continue-list="list_Bitmap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itmap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re are several options for choosing which bitmap to display:</text:p>
                    <text:list xml:id="list_Bitmap (Dashboard)5" text:style-name="List_20_1">
                        
                        <text:list-item>
                            <text:p text:style-name="List_20_1_20_End">
                                If the default value is of type <text:span text:style-name="backtick">integer</text:span> then it is the index of the bitmap to be displayed. It is necessary to use the functions <text:span text:style-name="backtick">Flow.getBitmapIndex({&lt;bitmapName&gt;})</text:span>, which receives <text:span text:style-name="backtick">bitmapName</text:span>, i.e. the name of the bitmap, and returns the index of the bitmap. In this way, we can choose or change which bitmap will be displayed in the runtime, because, for example, `bitmapName' can come from a variable.
                            </text:p>
                            
                        </text:list-item>
                        
                    

                        <text:list-item>
                            <text:p text:style-name="List_20_1_20_End">
                                If the default value is of type <text:span text:style-name="backtick">string</text:span> then it is assumed that the bitmap is encoded according to the Data URI Scheme (<text:a xlink:type="simple" xlink:href="https://en.wikipedia.org/wiki/Data_URI_scheme" text:style-name="Internet_20_link" text:visited-style-name="Visited_20_Internet_20_Link">link</text:a>) rules.
                            </text:p>
                            
                        </text:list-item>
                        
                    

                        <text:list-item>
                            <text:p text:style-name="List_20_1_20_End">
                                If the default value is of type <text:span text:style-name="backtick">blob</text:span> then the bitmap is defaulted to its binary notation (see <text:span text:style-name="T1">Screen Capture</text:span> example).
                            </text:p>
                            
                        </text:list-item>
                        
                    
                    </text:list>
                ,
                                            <text:list xml:id="list_Bitmap (Dashboard)6" text:continue-numbering="true" text:continue-list="list_Bitmap (Dashboard)4"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he name of the bitmap to be displayed.</text:p>,
                                            <text:list xml:id="list_Bitmap (Dashboard)7" text:continue-numbering="true" text:continue-list="list_Bitmap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itmap (Dashboard)8" text:continue-numbering="true" text:continue-list="list_Bitmap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itmap (Dashboard)9" text:continue-numbering="true" text:continue-list="list_Bitmap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itmap (Dashboard)10" text:continue-numbering="true" text:continue-list="list_Bitmap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itmap (Dashboard)11" text:continue-numbering="true" text:continue-list="list_Bitmap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itmap (Dashboard)12" text:continue-numbering="true" text:continue-list="list_Bitmap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itmap (Dashboard)13" text:continue-numbering="true" text:continue-list="list_Bitmap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itmap (Dashboard)14" text:continue-numbering="true" text:continue-list="list_Bitmap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itmap (Dashboard)15" text:continue-numbering="true" text:continue-list="list_Bitmap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itmap (Dashboard)16" text:continue-numbering="true" text:continue-list="list_Bitmap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itmap (Dashboard)17" text:continue-numbering="true" text:continue-list="list_Bitmap (Dashboard)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itmap (Dashboard)18" text:continue-numbering="true" text:continue-list="list_Bitmap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itmap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itmap (Dashboard)20" text:continue-numbering="true" text:continue-list="list_Bitmap (Dashboard)18"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Bitmap (Dashboard)21" text:continue-numbering="true" text:continue-list="list_Bitmap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itmap (Dashboard)22" text:continue-numbering="true" text:continue-list="list_Bitmap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itmap (Dashboard)23" text:continue-numbering="true" text:continue-list="list_Bitmap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itmap (Dashboard)3" text:continue-numbering="true" text:continue-list="list_Bitmap (Dashboard)2" text:style-name="Outline">
                        <text:list-item>
                            <text:list>
                                <text:list-item>
                                    <text:h text:style-name="Heading_20_2" text:outline-level="2">Examples</text:h>
                                </text:list-item>
                            </text:list>
                        </text:list-item>
                    </text:list>
                    <text:p text:style-name="Standard"/>
                    
                    <text:list xml:id="list_Bitmap (Dashboard)24" text:style-name="List_20_1">
                        
                        <text:list-item>
                            <text:p text:style-name="List_20_1_20_Start">
                                <text:span text:style-name="T1">Dashboard Widgets Demo</text:span>
                            </text:p>
                            
                        </text:list-item>
                        
                    

                        <text:list-item>
                            <text:p text:style-name="List_20_1_20_Start">
                                <text:span text:style-name="T1">Screen Captur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